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39a3" officeooo:paragraph-rsid="000d39a3"/>
    </style:style>
    <style:style style:name="P2" style:family="paragraph" style:parent-style-name="Standard">
      <style:text-properties officeooo:rsid="000f096d" officeooo:paragraph-rsid="000f096d"/>
    </style:style>
    <style:style style:name="P3" style:family="paragraph" style:parent-style-name="Standard">
      <style:text-properties officeooo:rsid="00100abb" officeooo:paragraph-rsid="00100abb"/>
    </style:style>
    <style:style style:name="P4" style:family="paragraph" style:parent-style-name="Standard">
      <style:text-properties officeooo:rsid="00100abb" officeooo:paragraph-rsid="0011d31b"/>
    </style:style>
    <style:style style:name="P5" style:family="paragraph" style:parent-style-name="Standard">
      <style:text-properties officeooo:rsid="001463af" officeooo:paragraph-rsid="001463af"/>
    </style:style>
    <style:style style:name="P6" style:family="paragraph" style:parent-style-name="Standard">
      <style:text-properties officeooo:rsid="0016d193" officeooo:paragraph-rsid="0016d193"/>
    </style:style>
    <style:style style:name="P7" style:family="paragraph" style:parent-style-name="Heading_20_3">
      <style:text-properties officeooo:rsid="0014b727"/>
    </style:style>
    <style:style style:name="T1" style:family="text">
      <style:text-properties officeooo:rsid="00100abb"/>
    </style:style>
    <style:style style:name="T2" style:family="text">
      <style:text-properties officeooo:rsid="0011d31b"/>
    </style:style>
    <style:style style:name="T3" style:family="text">
      <style:text-properties officeooo:rsid="0014b727"/>
    </style:style>
    <style:style style:name="T4" style:family="text">
      <style:text-properties officeooo:rsid="0016d1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SC 312 Assignment</text:p>
      <text:p text:style-name="P1">John Brilhart</text:p>
      <text:p text:style-name="P1"/>
      <text:h text:style-name="Heading_20_3" text:outline-level="3">Running the Project </text:h>
      <text:p text:style-name="P1"/>
      <text:p text:style-name="P1">When you start the project it will read from the templates.txt file and display all of the <text:span text:style-name="T3">available</text:span> templates. It will then prompt you for how many processes of the selected template you wish to create. After it finishes creating the processes, <text:span text:style-name="T3">it will ask which scheduler you wish to use. Then it will run till all of the processes have been finished.</text:span></text:p>
      <text:p text:style-name="P1"/>
      <text:p text:style-name="P1"/>
      <text:h text:style-name="Heading_20_3" text:outline-level="3"><text:span text:style-name="T3">I</text:span>mplementation</text:h>
      <text:p text:style-name="P1"/>
      <text:p text:style-name="P2">Main:</text:p>
      <text:p text:style-name="P2">In the programs main file it will handle the parsing of the template files, and user input for parameters.</text:p>
      <text:p text:style-name="P2">Once given the parameters it will spawn the process giving the specifications from the template to the load_process function. It will repeat the loading_<text:span text:style-name="T4">process</text:span> loop for the given <text:span text:style-name="T4">amount</text:span>. <text:span text:style-name="T4">Then it will prompt you to select a scheduler, and call the scheduler.</text:span></text:p>
      <text:p text:style-name="P2"/>
      <text:p text:style-name="P2"><text:s/><text:span text:style-name="T1">Schedulers</text:span></text:p>
      <text:p text:style-name="P2"><text:s/><text:span text:style-name="T1">The round_robin scheduler uses a time slice, which will load a process, run five instructions, then unload, and continue down the queue until all of the programs are finished.</text:span></text:p>
      <text:p text:style-name="P3"/>
      <text:p text:style-name="P4">The priority_queue <text:span text:style-name="T2">separates</text:span> the ready queue into a higher queue with smaller processes, and a lower queue with larger processes. It will <text:span text:style-name="T4">split them</text:span> by <text:span text:style-name="T4">finding</text:span> the average size of the ready queue <text:span text:style-name="T4">and putting the processes above average size in the low priority, and the smaller processes in the higher priority</text:span>. Once the queues are created with will switch between the two, giving the higher priority a <text:span text:style-name="T2">time slice</text:span> of 10, and the lower priority a time slice of 3. <text:span text:style-name="T2">Its done this way so that it can finish the smaller processes as faster, but also keep the larger tasks responsive.</text:span></text:p>
      <text:p text:style-name="P4"/>
      <text:p text:style-name="P5">Dispatcher</text:p>
      <text:p text:style-name="P6">Will load, and unload processes onto the current_program counter. When a program is loaded, it will change its state, and when a program is unloaded it will change the state again, and update the data for the PCB.</text:p>
      <text:p text:style-name="P5"/>
      <text:p text:style-name="P5">PCB</text:p>
      <text:p text:style-name="P5">The extends the process class, and contains meta data about the process, <text:span text:style-name="T4">and methods for using that data. </text:span></text:p>
      <text:p text:style-name="P1"/>
      <text:h text:style-name="P7" text:outline-level="3">Requirements</text:h>
      <text:p text:style-name="P1"/>
      <text:p text:style-name="P1">The program is <text:span text:style-name="T4">written</text:span> using the standard C++ library, and the given executable will run on any modern windows system. The program requires more than 2 cores, and more than 4 gigs of RA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17:54:26.619000000</meta:creation-date>
    <dc:date>2020-10-09T22:16:08.496000000</dc:date>
    <meta:editing-duration>PT17H22M16S</meta:editing-duration>
    <meta:editing-cycles>3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17" meta:word-count="359" meta:character-count="2085" meta:non-whitespace-character-count="1738"/>
  </office:meta>
</office:document-meta>
</file>